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style:vertical-align="middle" fo:padding="0.097cm" fo:border="0.002cm solid #000000"/>
    </style:style>
    <style:style style:name="Tabel1" style:family="table">
      <style:table-properties style:width="8.361cm" table:align="left"/>
    </style:style>
    <style:style style:name="Tabel1.A" style:family="table-column">
      <style:table-column-properties style:column-width="0.836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J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5.25pt" style:font-size-complex="6pt"/>
    </style:style>
    <style:style style:name="P11" style:family="paragraph" style:parent-style-name="Text_20_body">
      <style:paragraph-properties fo:background-color="transparent">
        <style:background-image/>
      </style:paragraph-properties>
      <style:text-properties style:font-name="Arial" fo:font-size="6pt" style:font-size-asian="5.25pt" style:font-size-complex="6pt"/>
    </style:style>
    <style:style style:name="P12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3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4" style:family="paragraph" style:parent-style-name="Title">
      <style:paragraph-properties fo:margin-top="0cm" fo:margin-bottom="0.203cm" fo:background-color="#ffffe6">
        <style:background-image/>
      </style:paragraph-properties>
      <style:text-properties style:font-name="Arial"/>
    </style:style>
    <style:style style:name="P15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6" style:family="paragraph" style:parent-style-name="Text_20_body"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8" style:family="paragraph" style:parent-style-name="Preformatted_20_Text">
      <style:text-properties style:font-name="Arial" fo:font-size="11pt" style:font-size-asian="11pt" style:font-size-complex="11pt"/>
    </style:style>
    <style:style style:name="P19" style:family="paragraph" style:parent-style-name="Preformatted_20_Text">
      <style:text-properties style:font-name="Arial"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2" style:family="paragraph" style:parent-style-name="Heading_20_3">
      <style:text-properties style:font-name="Arial"/>
    </style:style>
    <style:style style:name="P23" style:family="paragraph" style:parent-style-name="Heading_20_3">
      <style:paragraph-properties fo:text-align="center" style:justify-single-word="false"/>
      <style:text-properties style:font-name="Arial"/>
    </style:style>
    <style:style style:name="P24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25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irthday cake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14"><office:annotation><dc:creator>Ivo Blöchliger</dc:creator><dc:date>2014-03-02T08:01:40</dc:date><text:p text:style-name="P26"><text:span text:style-name="T4">To hide these comments, disable them in the menu:</text:span></text:p><text:p text:style-name="P26"><text:span text:style-name="T4">View → Comments</text:span></text:p></office:annotation><text:file-name text:display="name">2014-NL-01-EN</text:file-name> Secret number reminder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value="medium"/><text:label text:current-selected="true" text:value="hard"/>hard</text:drop-down><office:annotation><dc:creator>Ivo Blöchliger</dc:creator><dc:date>2014-03-02T07:59:42</dc:date><text:p text:style-name="P26"><text:span text:style-name="T4">Age groups in biological age:</text:span></text:p><text:p text:style-name="P26"><text:span text:style-name="T4">0: 8-10 years</text:span></text:p><text:p text:style-name="P26"><text:span text:style-name="T4">I: 10-12 years</text:span></text:p><text:p text:style-name="P26"><text:span text:style-name="T4">II: 12-14 years</text:span></text:p><text:p text:style-name="P26"><text:span text:style-name="T4">III: 14-16 years</text:span></text:p><text:p text:style-name="P26"><text:span text:style-name="T4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value="easy"/><text:label text:current-selected="true" text:value="medium"/><text:label text:value="hard"/>medium</text:drop-down></text:p>
          </table:table-cell>
          <table:table-cell table:style-name="Table1.A1" office:value-type="string">
            <text:p text:style-name="P5">II: <text:drop-down text:name=""><text:label text:value="----"/><text:label text:current-selected="true" text:value="easy"/><text:label text:value="medium"/><text:label text:value="hard"/>easy</text:drop-down></text:p>
          </table:table-cell>
          <table:table-cell table:style-name="Table1.A1" office:value-type="string">
            <text:p text:style-name="P5">III: <text:drop-down text:name=""><text:label text:value="----"/><text:label text:current-selected="true" text:value="easy"/><text:label text:value="medium"/><text:label text:value="hard"/>easy</text:drop-down></text:p>
          </table:table-cell>
          <table:table-cell table:style-name="Table1.E1" office:value-type="string">
            <text:p text:style-name="P5">IV: <text:drop-down text:name=""><text:label text:current-selected="true" text:value="----"/><text:label text:value="easy"/><text:label text:value="medium"/><text:label text:value="hard"/>----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27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27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27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27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27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27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1">Answer Type: </text:span><text:span text:style-name="T1"><text:drop-down text:name=""><text:label text:value="Click to choose!"/><text:label text:current-selected="true" text:value="Multiple Choice"/><text:label text:value="Open Integer"/><text:label text:value="Open Text"/><text:label text:value="Select image"/><text:label text:value="Interactive"/>Multiple Choice</text:drop-down></text:span><text:span text:style-name="T1"> <text:s/>Mandatory for: </text:span><text:span text:style-name="T1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7"/>
        <text:h text:style-name="P24" text:outline-level="3">Body</text:h>
      </text:section>
      <text:p text:style-name="P11"/>
      <text:p text:style-name="P16">Maciej carries a bookmark with this table on it to help him remember his secret four digit number.</text:p>
      <text:p text:style-name="P16"/>
      <table:table table:name="Tabel1" table:style-name="Tabel1">
        <table:table-column table:style-name="Tabel1.A" table:number-columns-repeated="10"/>
        <table:table-row>
          <table:table-cell table:style-name="Tabel1.A1" office:value-type="string">
            <text:p text:style-name="P20">1</text:p>
          </table:table-cell>
          <table:table-cell table:style-name="Tabel1.A1" office:value-type="string">
            <text:p text:style-name="P20">2</text:p>
          </table:table-cell>
          <table:table-cell table:style-name="Tabel1.A1" office:value-type="string">
            <text:p text:style-name="P20">3</text:p>
          </table:table-cell>
          <table:table-cell table:style-name="Tabel1.A1" office:value-type="string">
            <text:p text:style-name="P20">4</text:p>
          </table:table-cell>
          <table:table-cell table:style-name="Tabel1.A1" office:value-type="string">
            <text:p text:style-name="P20">5</text:p>
          </table:table-cell>
          <table:table-cell table:style-name="Tabel1.A1" office:value-type="string">
            <text:p text:style-name="P20">6</text:p>
          </table:table-cell>
          <table:table-cell table:style-name="Tabel1.A1" office:value-type="string">
            <text:p text:style-name="P20">7</text:p>
          </table:table-cell>
          <table:table-cell table:style-name="Tabel1.A1" office:value-type="string">
            <text:p text:style-name="P20">8</text:p>
          </table:table-cell>
          <table:table-cell table:style-name="Tabel1.A1" office:value-type="string">
            <text:p text:style-name="P20">9</text:p>
          </table:table-cell>
          <table:table-cell table:style-name="Tabel1.J1" office:value-type="string">
            <text:p text:style-name="P20">0</text:p>
          </table:table-cell>
        </table:table-row>
        <table:table-row>
          <table:table-cell table:style-name="Tabel1.A2" office:value-type="string">
            <text:p text:style-name="P21">A</text:p>
          </table:table-cell>
          <table:table-cell table:style-name="Tabel1.A2" office:value-type="string">
            <text:p text:style-name="P21">B</text:p>
          </table:table-cell>
          <table:table-cell table:style-name="Tabel1.A2" office:value-type="string">
            <text:p text:style-name="P21">C</text:p>
          </table:table-cell>
          <table:table-cell table:style-name="Tabel1.A2" office:value-type="string">
            <text:p text:style-name="P21">D</text:p>
          </table:table-cell>
          <table:table-cell table:style-name="Tabel1.A2" office:value-type="string">
            <text:p text:style-name="P21">E</text:p>
          </table:table-cell>
          <table:table-cell table:style-name="Tabel1.A2" office:value-type="string">
            <text:p text:style-name="P21">F</text:p>
          </table:table-cell>
          <table:table-cell table:style-name="Tabel1.A2" office:value-type="string">
            <text:p text:style-name="P21">G</text:p>
          </table:table-cell>
          <table:table-cell table:style-name="Tabel1.A2" office:value-type="string">
            <text:p text:style-name="P21">H</text:p>
          </table:table-cell>
          <table:table-cell table:style-name="Tabel1.A2" office:value-type="string">
            <text:p text:style-name="P21">I</text:p>
          </table:table-cell>
          <table:table-cell table:style-name="Tabel1.J2" office:value-type="string">
            <text:p text:style-name="P21">J</text:p>
          </table:table-cell>
        </table:table-row>
        <table:table-row>
          <table:table-cell table:style-name="Tabel1.A2" office:value-type="string">
            <text:p text:style-name="P21">K</text:p>
          </table:table-cell>
          <table:table-cell table:style-name="Tabel1.A2" office:value-type="string">
            <text:p text:style-name="P21">L</text:p>
          </table:table-cell>
          <table:table-cell table:style-name="Tabel1.A2" office:value-type="string">
            <text:p text:style-name="P21">M</text:p>
          </table:table-cell>
          <table:table-cell table:style-name="Tabel1.A2" office:value-type="string">
            <text:p text:style-name="P21">N</text:p>
          </table:table-cell>
          <table:table-cell table:style-name="Tabel1.A2" office:value-type="string">
            <text:p text:style-name="P21">O</text:p>
          </table:table-cell>
          <table:table-cell table:style-name="Tabel1.A2" office:value-type="string">
            <text:p text:style-name="P21">P</text:p>
          </table:table-cell>
          <table:table-cell table:style-name="Tabel1.A2" office:value-type="string">
            <text:p text:style-name="P21">Q</text:p>
          </table:table-cell>
          <table:table-cell table:style-name="Tabel1.A2" office:value-type="string">
            <text:p text:style-name="P21">R</text:p>
          </table:table-cell>
          <table:table-cell table:style-name="Tabel1.A2" office:value-type="string">
            <text:p text:style-name="P21">S</text:p>
          </table:table-cell>
          <table:table-cell table:style-name="Tabel1.J2" office:value-type="string">
            <text:p text:style-name="P21">T</text:p>
          </table:table-cell>
        </table:table-row>
        <table:table-row>
          <table:table-cell table:style-name="Tabel1.A2" office:value-type="string">
            <text:p text:style-name="P21">U</text:p>
          </table:table-cell>
          <table:table-cell table:style-name="Tabel1.A2" office:value-type="string">
            <text:p text:style-name="P21">V</text:p>
          </table:table-cell>
          <table:table-cell table:style-name="Tabel1.A2" office:value-type="string">
            <text:p text:style-name="P21">W</text:p>
          </table:table-cell>
          <table:table-cell table:style-name="Tabel1.A2" office:value-type="string">
            <text:p text:style-name="P21">X</text:p>
          </table:table-cell>
          <table:table-cell table:style-name="Tabel1.A2" office:value-type="string">
            <text:p text:style-name="P21">Y</text:p>
          </table:table-cell>
          <table:table-cell table:style-name="Tabel1.A2" office:value-type="string">
            <text:p text:style-name="P21">Z</text:p>
          </table:table-cell>
          <table:table-cell table:style-name="Tabel1.A2" office:value-type="string">
            <text:p text:style-name="P21"/>
          </table:table-cell>
          <table:table-cell table:style-name="Tabel1.A2" office:value-type="string">
            <text:p text:style-name="P21"/>
          </table:table-cell>
          <table:table-cell table:style-name="Tabel1.A2" office:value-type="string">
            <text:p text:style-name="P21"/>
          </table:table-cell>
          <table:table-cell table:style-name="Tabel1.J2" office:value-type="string">
            <text:p text:style-name="P21"/>
          </table:table-cell>
        </table:table-row>
      </table:table>
      <text:p text:style-name="P16"/>
      <text:p text:style-name="P18">If his secret number is 8526, all he has to do is to remember the word HELP. </text:p>
      <text:p text:style-name="P18">To retrieve his number, he looks up the letters of the word HELP and finds the corresponding digits in the top row of the table. Another example: The word LOVE can be used to help Maciej remember the secret number 2525.</text:p>
      <text:section text:style-name="Sect1" text:name="Question" text:protected="true">
        <text:h text:style-name="P22" text:outline-level="3"/>
        <text:h text:style-name="P22" text:outline-level="3">Question</text:h>
        <text:p text:style-name="P10"/>
      </text:section>
      <text:p text:style-name="P18">Maciej has to remember a new secret number. Only three of the following words produce this new number. Which one does not?</text:p>
      <text:section text:style-name="Sect1" text:name="Answer" text:protected="true">
        <text:h text:style-name="P22" text:outline-level="3"/>
        <text:h text:style-name="P22" text:outline-level="3">Answer</text:h>
        <text:p text:style-name="P10"/>
      </text:section>
      <text:p text:style-name="P9">A. DOME</text:p>
      <text:p text:style-name="P9">B. NEMO</text:p>
      <text:p text:style-name="P9">C. NONO</text:p>
      <text:p text:style-name="P9">D. NEWY</text:p>
      <text:section text:style-name="Sect2" text:name="Explanation" text:protected="true">
        <text:p text:style-name="P13"><office:annotation><dc:creator>Ivo Blöchliger</dc:creator><dc:date>2013-01-04T16:50:39.03</dc:date><text:p text:style-name="P26"><text:span text:style-name="T4">This must all fit on the first page. If it does not, your <text:s/>task is too long.</text:span></text:p></office:annotation></text:p>
        <text:h text:style-name="P25" text:outline-level="3">Explanation</text:h>
        <text:p text:style-name="P12"/>
      </text:section>
      <text:p text:style-name="P15">The answer is C.</text:p>
      <text:p text:style-name="P15">A, B and D each produces the secret number 4535 while C produces 4545.</text:p>
      <text:section text:style-name="Sect2" text:name="It's informatics" text:protected="true">
        <text:h text:style-name="P25" text:outline-level="3"/>
        <text:h text:style-name="P25" text:outline-level="3">It's informatics</text:h>
        <text:p text:style-name="P12"/>
      </text:section>
      <text:p text:style-name="P15">Secret numbers are used a lot and some people find it hard to remember them. Using a table or another tool to remember your secret number using a simple algorithm is a way to retrieve the secret information without writing it down.</text:p>
      <text:p text:style-name="P15"/>
      <text:p text:style-name="P15">There are many ways of finding the word that produces a different number. One way is to convert each word to a number and check which is different. Another way is to compare the words position by position. As long as all letters at a position correspond to the same digit the words will produce the same number. For example D, N, N and N all correspond to 4, while M, M, N and W does not correspond to the same digit. <text:s/>Since M, M and W correspond to 3 and N corresponds to 4 we know that C is different. The benefit of the second approach is that you do not have to check every letter of every word.</text:p>
      <text:section text:style-name="Sect1" text:name="Keywords" text:protected="true">
        <text:h text:style-name="P25" text:outline-level="3"><text:soft-page-break/></text:h>
        <text:h text:style-name="P25" text:outline-level="3">Keywords</text:h>
        <text:p text:style-name="P12"/>
      </text:section>
      <text:p text:style-name="P15">Information hiding</text:p>
      <text:section text:style-name="Sect1" text:name="Websites" text:protected="true">
        <text:h text:style-name="P25" text:outline-level="3"/>
        <text:h text:style-name="P25" text:outline-level="3">Websites</text:h>
        <text:p text:style-name="P12"/>
      </text:section>
      <text:p text:style-name="P15">On <text:a xlink:type="simple" xlink:href="http://www.pinreminder.com/memocard_nederlands.swf" text:style-name="Internet_20_link" text:visited-style-name="Visited_20_Internet_20_Link">http://www.pinreminder.com/memocard_nederlands.swf</text:a> a more sophisticated tool is shown.</text:p>
      <text:section text:style-name="Sect1" text:name="Wording" text:protected="true">
        <text:p text:style-name="P13"/>
        <text:h text:style-name="P23" text:outline-level="3">Internal Use</text:h>
        <text:h text:style-name="P22" text:outline-level="3">Wording</text:h>
        <text:p text:style-name="P10"/>
      </text:section>
      <text:p text:style-name="P15"/>
      <text:section text:style-name="Sect1" text:name="Comments" text:protected="true">
        <text:h text:style-name="P22" text:outline-level="3"/>
        <text:h text:style-name="P22" text:outline-level="3">Comments</text:h>
        <text:p text:style-name="P10"/>
      </text:section>
      <text:p text:style-name="P15"><text:span text:style-name="T3">Fredrik Heintz, </text:span><text:a xlink:type="simple" xlink:href="mailto:fredrik.heintz@liu.se" text:style-name="Internet_20_link" text:visited-style-name="Visited_20_Internet_20_Link"><text:span text:style-name="T3">fredrik.heintz@liu.se</text:span></text:a><text:span text:style-name="T3">, 2014-06-04, reformulated the task to make it clearer and to add more of a story. Changed answer D to be closer to a real word. Changed pin-code to secret number. Expanded the It's Informatics part.</text:span></text:p>
      <text:section text:style-name="Sect1" text:name="Graphics" text:protected="true">
        <text:h text:style-name="P22" text:outline-level="3"/>
        <text:h text:style-name="P22" text:outline-level="3">Graphics</text:h>
      </text:section>
      <text:p text:style-name="P10"/>
      <text:p text:style-name="P15"/>
      <text:p text:style-name="P9"/>
      <text:section text:style-name="Sect1" text:name="Files" text:protected="true">
        <text:h text:style-name="P22" text:outline-level="3"/>
        <text:h text:style-name="P22" text:outline-level="3">Files</text:h>
        <text:p text:style-name="P10"/>
      </text:section>
      <text:p text:style-name="P9">All additional files for this task (graphics, scripts, etc.)</text:p>
      <text:section text:style-name="Sect1" text:name="this file">
        <text:section text:style-name="Sect1" text:name="thisfile">
          <text:p text:style-name="P9"><text:file-name text:display="name-and-extension">2014-NL-01-EN.odt</text:file-name> (this file)</text:p>
        </text:section>
      </text:section>
      <text:section text:style-name="Sect1" text:name="Authorship" text:protected="true">
        <text:h text:style-name="P22" text:outline-level="3"/>
        <text:h text:style-name="P22" text:outline-level="3">Authorship</text:h>
        <text:p text:style-name="P10"/>
      </text:section>
      <text:p text:style-name="P15">Willem van der Vegt, <text:a xlink:type="simple" xlink:href="mailto:w.van.der.vegt@windesheim.nl" text:style-name="Internet_20_link" text:visited-style-name="Visited_20_Internet_20_Link">w.van.der.vegt@windesheim.nl</text:a>, The Netherlands</text:p>
      <text:p text:style-name="P15">Fredrik Heintz, <text:a xlink:type="simple" xlink:href="mailto:fredrik.heintz@liu.se" text:style-name="Internet_20_link" text:visited-style-name="Visited_20_Internet_20_Link">fredrik.heintz@liu.se</text:a>, Sweden</text:p>
      <text:p text:style-name="P15">Chris Roffey, <text:a xlink:type="simple" xlink:href="mailto:chris@codingclub.co.uk" text:style-name="Internet_20_link" text:visited-style-name="Visited_20_Internet_20_Link">chris@codingclub.co.uk</text:a>, The UK</text:p>
      <text:section text:style-name="Sect1" text:name="License" text:protected="true">
        <text:h text:style-name="P22" text:outline-level="3"/>
        <text:h text:style-name="P22" text:outline-level="3">License</text:h>
        <text:p text:style-name="P10"/>
        <text:p text:style-name="P8"><text:span text:style-name="T2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 text:style-name="Internet_20_link" text:visited-style-name="Visited_20_Internet_20_Link"><text:span text:style-name="T2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fo:background-color="transparent">
        <style:background-image/>
      </style:paragraph-properties>
      <style:text-properties style:font-name="DejaVu Sans1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user-field-decls>
          <text:user-field-decl office:value-type="string" office:string-value="Birthday cake" text:name="Title"/>
        </text:user-field-decls>
        <text:section text:style-name="MSect1" text:name="Footer" text:protected="true">
          <text:p text:style-name="MP1"><text:user-field-get text:name="Title">Birthday cake</text:user-field-get> <text:file-name text:display="name">2014-NL-01-EN</text:file-name>, Last saved <text:modification-date style:data-style-name="N30">6/4/14</text:modification-date> at <text:modification-time style:data-style-name="N41">11:21:32</text:modification-time> by <text:creator>Fredrik Heintz</text:creator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o Blöchliger</meta:initial-creator>
    <meta:creation-date>2013-01-04T15:16:24</meta:creation-date>
    <dc:date>2014-06-04T11:21:32.45</dc:date>
    <meta:editing-duration>PT10H52S</meta:editing-duration>
    <meta:editing-cycles>54</meta:editing-cycles>
    <meta:generator>OpenOffice/4.1.0$Win32 OpenOffice.org_project/410m18$Build-9764</meta:generator>
    <dc:creator>Fredrik Heintz</dc:creator>
    <meta:document-statistic meta:table-count="3" meta:image-count="0" meta:object-count="0" meta:page-count="2" meta:paragraph-count="86" meta:word-count="476" meta:character-count="2664"/>
  </office:meta>
</office:document-meta>
</file>